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ome/descrição</text:p>
          </table:table-cell>
          <table:table-cell table:style-name="Table1.A1" office:value-type="string">
            <text:p text:style-name="P6">Responsável</text:p>
          </table:table-cell>
          <table:table-cell table:style-name="Table1.D1" office:value-type="string">
            <text:p text:style-name="P6">Deadline</text:p>
          </table:table-cell>
        </table:table-row>
        <table:table-row>
          <table:table-cell table:style-name="Table1.A2" office:value-type="string">
            <text:p text:style-name="P7">A1</text:p>
          </table:table-cell>
          <table:table-cell table:style-name="Table1.A2" office:value-type="string">
            <text:p text:style-name="P9">Spring<text:span text:style-name="T1">. O </text:span><text:span text:style-name="T2">framework </text:span><text:span text:style-name="T4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2</text:p>
          </table:table-cell>
          <table:table-cell table:style-name="Table1.A2" office:value-type="string">
            <text:p text:style-name="P9"><text:span text:style-name="T5">Acegi Security</text:span><text:span text:style-name="T4">. Integrável ao </text:span><text:span text:style-name="T2">framework </text:span><text:span text:style-name="T4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3</text:p>
          </table:table-cell>
          <table:table-cell table:style-name="Table1.A2" office:value-type="string">
            <text:p text:style-name="P9"><text:span text:style-name="T5">JavaServer Faces</text:span><text:span text:style-name="T4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8"><text:span text:style-name="T6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8"><text:span text:style-name="T6">Projeto de Interação</text:span>. Definição do <text:span text:style-name="T3">look and feel </text:span><text:span text:style-name="T5">do Escola 1.0.</text:span></text:p>
          </table:table-cell>
          <table:table-cell table:style-name="Table1.A2" office:value-type="string">
            <text:p text:style-name="P8">João Marc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1</text:p>
          </table:table-cell>
          <table:table-cell table:style-name="Table1.A2" office:value-type="string">
            <text:p text:style-name="P8"><text:span text:style-name="T6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2</text:p>
          </table:table-cell>
          <table:table-cell table:style-name="Table1.A2" office:value-type="string">
            <text:p text:style-name="P8"><text:span text:style-name="T6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1</text:p>
          </table:table-cell>
          <table:table-cell table:style-name="Table1.A2" office:value-type="string">
            <text:p text:style-name="P8"><text:span text:style-name="T6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2</text:p>
          </table:table-cell>
          <table:table-cell table:style-name="Table1.A2" office:value-type="string">
            <text:p text:style-name="P8"><text:span text:style-name="T6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1</text:p>
          </table:table-cell>
          <table:table-cell table:style-name="Table1.A2" office:value-type="string">
            <text:p text:style-name="P8"><text:span text:style-name="T6">Pessoas físicas e jurídicas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8">Gilmar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2</text:p>
          </table:table-cell>
          <table:table-cell table:style-name="Table1.A2" office:value-type="string">
            <text:p text:style-name="P8"><text:span text:style-name="T6">Administração de curso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8">Fernand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3</text:p>
          </table:table-cell>
          <table:table-cell table:style-name="Table1.A2" office:value-type="string">
            <text:p text:style-name="P8"><text:span text:style-name="T6">Notas e freqüências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8">Robert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4</text:p>
          </table:table-cell>
          <table:table-cell table:style-name="Table1.A2" office:value-type="string">
            <text:p text:style-name="P8"><text:span text:style-name="T6">Controle de acesso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8">Leandr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5</text:p>
          </table:table-cell>
          <table:table-cell table:style-name="Table1.A2" office:value-type="string">
            <text:p text:style-name="P8"><text:span text:style-name="T6">Avaliação do corpo docente</text:span>. Software que implementa as funcionalidades definidas no documento <text:span text:style-name="T3">Declaração de escopo (Escola 1.0). </text:span></text:p>
          </table:table-cell>
          <table:table-cell table:style-name="Table1.A2" office:value-type="string">
            <text:p text:style-name="P8">Rodri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1</text:p>
          </table:table-cell>
          <table:table-cell table:style-name="Table1.A2" office:value-type="string">
            <text:p text:style-name="P8"><text:span text:style-name="T6">Envio de email</text:span>. Recebe endereço de destino para o qual a mensagem recebida, também fornecida, será enviada. A mensagem pode ser texto simples ou em formato HTML. Neste último caso, deverá ser fornecido um <text:span text:style-name="T3">template</text:span><text:span text:style-name="T5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2</text:p>
          </table:table-cell>
          <table:table-cell table:style-name="Table1.A2" office:value-type="string">
            <text:p text:style-name="P8"><text:span text:style-name="T6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3</text:p>
          </table:table-cell>
          <table:table-cell table:style-name="Table1.A2" office:value-type="string">
            <text:p text:style-name="P8"><text:span text:style-name="T6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8">Yoshiyuki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0</text:p>
          </table:table-cell>
          <table:table-cell table:style-name="Table1.A2" office:value-type="string">
            <text:p text:style-name="P8"><text:span text:style-name="T6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</text:p>
          </table:table-cell>
          <table:table-cell table:style-name="Table1.A2" office:value-type="string">
            <text:p text:style-name="P8"><text:span text:style-name="T6">Infra-estrutura</text:span>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1</text:p>
          </table:table-cell>
          <table:table-cell table:style-name="Table1.A2" office:value-type="string">
            <text:p text:style-name="P8"><text:span text:style-name="T6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2</text:p>
          </table:table-cell>
          <table:table-cell table:style-name="Table1.A2" office:value-type="string">
            <text:p text:style-name="P8"><text:span text:style-name="T6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2</text:p>
          </table:table-cell>
          <table:table-cell table:style-name="Table1.A2" office:value-type="string">
            <text:p text:style-name="P8"><text:span text:style-name="T6">Planos</text:span>. Produzir e manter planos de gerência de projeto. Atualizá-los e divulgá-los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Q1</text:p>
          </table:table-cell>
          <table:table-cell table:style-name="Table1.A2" office:value-type="string">
            <text:p text:style-name="P8"><text:span text:style-name="T6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8">Tia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3"/>
      <text:p text:style-name="P4"/>
      <text:p text:style-name="P5">________________________________</text:p>
      <text:p text:style-name="P5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 a</meta:initial-creator>
    <meta:creation-date>2007-04-24T09:31:23</meta:creation-date>
    <dc:creator>a a</dc:creator>
    <dc:date>2007-05-30T10:15:15</dc:date>
    <meta:printed-by>a a</meta:printed-by>
    <meta:print-date>2007-05-07T15:01:23</meta:print-date>
    <dc:language>pt-BR</dc:language>
    <meta:editing-cycles>229</meta:editing-cycles>
    <meta:editing-duration>PT17H6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771" meta:character-count="5121"/>
  </office:meta>
</office:document-meta>
</file>